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5.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9.99mm" style:rel-column-width="18624*"/>
    </style:style>
    <style:style style:name="Table1.B" style:family="table-column">
      <style:table-column-properties style:column-width="62.94mm" style:rel-column-width="23448*"/>
    </style:style>
    <style:style style:name="Table1.C" style:family="table-column">
      <style:table-column-properties style:column-width="62.97mm" style:rel-column-width="23463*"/>
    </style:style>
    <style:style style:name="Table1.A1" style:family="table-cell">
      <style:table-cell-properties fo:padding="0mm" fo:border="none"/>
    </style:style>
    <style:style style:name="Table1.B1" style:family="table-cell">
      <style:table-cell-properties fo:padding="0.49mm" fo:border="0.05pt solid #000000"/>
    </style:style>
    <style:style style:name="Table1.B5" style:family="table-cell">
      <style:table-cell-properties fo:padding="0.49mm" fo:border-left="0.05pt solid #000000" fo:border-right="none" fo:border-top="0.05pt solid #000000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style:vertical-align="" fo:background-color="transparent" fo:padding="0.49mm" fo:border="0.05pt solid #000000" style:writing-mode="page">
        <style:background-image/>
      </style:table-cell-properties>
    </style:style>
    <style:style style:name="Table1.B25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P1" style:family="paragraph" style:parent-style-name="Table_20_Contents">
      <style:text-properties officeooo:paragraph-rsid="0020a2f9"/>
    </style:style>
    <style:style style:name="P2" style:family="paragraph" style:parent-style-name="Table_20_Contents">
      <style:text-properties officeooo:paragraph-rsid="00225d99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20a2f9" officeooo:paragraph-rsid="0020a2f9" style:font-size-asian="11pt" style:font-size-complex="11pt"/>
    </style:style>
    <style:style style:name="P5" style:family="paragraph" style:parent-style-name="Table_20_Contents">
      <style:text-properties fo:font-size="11pt" officeooo:rsid="00225d99" officeooo:paragraph-rsid="00225d99" style:font-size-asian="11pt" style:font-size-complex="11pt"/>
    </style:style>
    <style:style style:name="P6" style:family="paragraph" style:parent-style-name="Table_20_Contents">
      <style:text-properties fo:font-size="11pt" officeooo:rsid="002377dd" officeooo:paragraph-rsid="002377d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ext_20_body">
      <style:text-properties officeooo:rsid="0020a2f9" officeooo:paragraph-rsid="0020a2f9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Endnote">
      <style:text-properties officeooo:rsid="0020a2f9" officeooo:paragraph-rsid="0020a2f9"/>
    </style:style>
    <style:style style:name="P12" style:family="paragraph" style:parent-style-name="Endnote">
      <style:text-properties officeooo:rsid="00225d99" officeooo:paragraph-rsid="00225d99"/>
    </style:style>
    <style:style style:name="P13" style:family="paragraph" style:parent-style-name="Endnote">
      <style:text-properties officeooo:rsid="002377dd" officeooo:paragraph-rsid="002377dd"/>
    </style:style>
    <style:style style:name="P14" style:family="paragraph" style:parent-style-name="Endnote">
      <style:text-properties fo:font-size="11pt" style:font-size-asian="11pt" style:font-size-complex="11pt"/>
    </style:style>
    <style:style style:name="P15" style:family="paragraph" style:parent-style-name="Endnote">
      <style:text-properties fo:font-size="11pt" officeooo:rsid="0020a2f9" officeooo:paragraph-rsid="0020a2f9" style:font-size-asian="11pt" style:font-size-complex="11pt"/>
    </style:style>
    <style:style style:name="P16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17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3eb9dc" style:font-size-asian="11pt" style:font-size-complex="11pt"/>
    </style:style>
    <style:style style:name="P18" style:family="paragraph" style:parent-style-name="Table_20_Contents">
      <style:paragraph-properties fo:margin-left="0mm" fo:margin-right="0mm" fo:text-indent="0mm" style:auto-text-indent="false">
        <style:tab-stops/>
      </style:paragraph-properties>
      <style:text-properties fo:font-size="11pt" officeooo:rsid="00304908" officeooo:paragraph-rsid="00198bc0" style:font-size-asian="11pt" style:font-size-complex="11pt"/>
    </style:style>
    <style:style style:name="P19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198bc0" style:font-size-asian="11pt" style:font-size-complex="11pt"/>
    </style:style>
    <style:style style:name="P20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42bcd6" style:font-size-asian="11pt" style:font-size-complex="11pt"/>
    </style:style>
    <style:style style:name="P21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4312c8" style:font-size-asian="11pt" style:font-size-complex="11pt"/>
    </style:style>
    <style:style style:name="P22" style:family="paragraph" style:parent-style-name="Table_20_Contents">
      <style:paragraph-properties fo:margin-left="0mm" fo:margin-right="0mm" fo:text-indent="0mm" style:auto-text-indent="false"/>
      <style:text-properties fo:font-size="11pt" officeooo:rsid="00225d99" officeooo:paragraph-rsid="003eb9dc" style:font-size-asian="11pt" style:font-size-complex="11pt"/>
    </style:style>
    <style:style style:name="P23" style:family="paragraph" style:parent-style-name="Table_20_Contents">
      <style:paragraph-properties fo:margin-left="0mm" fo:margin-right="0mm" fo:text-indent="0mm" style:auto-text-indent="false" fo:background-color="transparent" style:shadow="none" text:number-lines="false" text:line-number="0">
        <style:tab-stops/>
        <style:background-image/>
      </style:paragraph-properties>
      <style:text-properties fo:font-size="11pt" officeooo:paragraph-rsid="0042bcd6" style:font-size-asian="11pt" style:font-size-complex="11pt"/>
    </style:style>
    <style:style style:name="P24" style:family="paragraph" style:parent-style-name="Heading_20_1">
      <style:paragraph-properties fo:text-align="center" style:justify-single-word="false"/>
      <style:text-properties style:font-name="Liberation Sans2" fo:font-size="16.1000003814697pt" officeooo:paragraph-rsid="0040040c" style:font-name-asian="DejaVu Sans1" style:font-size-asian="16.1000003814697pt" style:font-name-complex="DejaVu Sans1" style:font-size-complex="16.1000003814697pt"/>
    </style:style>
    <style:style style:name="P25" style:family="paragraph" style:parent-style-name="Table_20_Contents">
      <style:paragraph-properties fo:margin-left="0mm" fo:margin-right="0mm" fo:text-indent="0mm" style:auto-text-indent="false" fo:background-color="transparent" style:shadow="none" text:number-lines="false" text:line-number="0">
        <style:tab-stops/>
        <style:background-image/>
      </style:paragraph-properties>
      <style:text-properties fo:font-size="11pt" officeooo:rsid="00304908" officeooo:paragraph-rsid="0042bcd6" style:font-size-asian="11pt" style:font-size-complex="11pt"/>
    </style:style>
    <style:style style:name="P26" style:family="paragraph" style:parent-style-name="Table_20_Contents">
      <style:paragraph-properties fo:margin-left="0mm" fo:margin-right="0mm" fo:text-indent="0mm" style:auto-text-indent="false"/>
      <style:text-properties fo:font-size="11pt" officeooo:rsid="00304908" officeooo:paragraph-rsid="0042bcd6" style:font-size-asian="11pt" style:font-size-complex="11pt"/>
    </style:style>
    <style:style style:name="P27" style:family="paragraph" style:parent-style-name="Table_20_Contents">
      <style:paragraph-properties fo:margin-left="0mm" fo:margin-right="0mm" fo:text-indent="0mm" style:auto-text-indent="false"/>
      <style:text-properties fo:font-size="11pt" officeooo:rsid="00304908" officeooo:paragraph-rsid="004312c8" style:font-size-asian="11pt" style:font-size-complex="11pt"/>
    </style:style>
    <style:style style:name="P28" style:family="paragraph">
      <style:paragraph-properties fo:text-align="start"/>
      <style:text-properties style:text-line-through-style="none" style:font-name="DejaVu Serif1" fo:font-size="9pt" fo:font-style="normal" style:text-underline-style="none" fo:font-weight="normal"/>
    </style:style>
    <style:style style:name="T1" style:family="text">
      <style:text-properties officeooo:rsid="001f588b"/>
    </style:style>
    <style:style style:name="T2" style:family="text">
      <style:text-properties officeooo:rsid="00304908"/>
    </style:style>
    <style:style style:name="T3" style:family="text">
      <style:text-properties officeooo:rsid="004312c8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mandate in objects"&gt;</text:placeholder></text:p>
      <text:p text:style-name="P16"><text:placeholder text:placeholder-type="text">&lt;setLang(mandate.party.lang.code if mandate.party.lang else 'en_US')&gt;</text:placeholder><text:placeholder text:placeholder-type="text">&lt;mandate.setLang(mandate.party.lang.code if mandate.party.lang else 'en_US')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24" text:outline-level="1"><text:span text:style-name="T1">SEPA </text:span><text:span text:style-name="T1"><text:placeholder text:placeholder-type="text">&lt;mandate.scheme_string&gt;</text:placeholder></text:span><text:span text:style-name="T1"> Direct Debit MANDATE</text:span></text:h>
          </table:table-cell>
        </table:table-row>
        <table:table-row>
          <table:table-cell table:style-name="Table2.A2" office:value-type="string">
            <text:p text:style-name="P7"><text:placeholder text:placeholder-type="text">&lt;mandate.identification&gt;</text:placeholder></text:p>
          </table:table-cell>
        </table:table-row>
        <table:table-row>
          <table:table-cell table:style-name="Table2.A2" office:value-type="string">
            <text:p text:style-name="P8">By signing this mandate form, you authorize <text:span text:style-name="T1"><text:placeholder text:placeholder-type="text">&lt;mandate.company.rec_name&gt;</text:placeholder></text:span> to send instructions to your bank to debit your account and your bank to debit your account in accordance with the instructions from <text:span text:style-name="T1"><text:placeholder text:placeholder-type="text">&lt;mandate.company.rec_name&gt;</text:placeholder></text:span>.<text:line-break/>As part of your rights, you are entitled to a refund from your bank under the terms and conditions of your agreement with your bank. A refund must be claimed within 8 weeks starting from the date on which your account was debited.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Your name</text:p>
          </table:table-cell>
          <table:table-cell table:style-name="Table1.B1" table:number-columns-spanned="2" office:value-type="string">
            <text:p text:style-name="Table_20_Contents"><text:placeholder text:placeholder-type="text">&lt;mandate.party.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1">Name of the debtor</text:p>
          </table:table-cell>
          <table:covered-table-cell/>
        </table:table-row>
        <table:table-row>
          <table:table-cell table:style-name="Table1.A1" office:value-type="string">
            <text:p text:style-name="P4">Your address</text:p>
          </table:table-cell>
          <table:table-cell table:style-name="Table1.B1" table:number-columns-spanned="2" office:value-type="string">
            <text:p text:style-name="P1"><text:placeholder text:placeholder-type="text">&lt;mandate.party.addresses[0].street if mandate.party.addresses else ''&gt;</text:placeholder><text:line-break/><text:placeholder text:placeholder-type="text">&lt;mandate.party.addresses[0].streetbis if mandate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1">Street name and number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5" office:value-type="string">
            <text:p text:style-name="Table_20_Contents"><text:placeholder text:placeholder-type="text">&lt;mandate.party.addresses[0].zip if mandate.party.addresses else ''&gt;</text:placeholder></text:p>
          </table:table-cell>
          <table:table-cell table:style-name="Table1.B1" office:value-type="string">
            <text:p text:style-name="P1"><text:placeholder text:placeholder-type="text">&lt;mandate.party.addresses[0].city if mandate.party.addresses else ''&gt;</text:placeholder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1">Postal code</text:p>
          </table:table-cell>
          <table:table-cell table:style-name="Table1.A1" office:value-type="string">
            <text:p text:style-name="P11">City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B1" table:number-columns-spanned="2" office:value-type="string">
            <text:p text:style-name="P1"><text:placeholder text:placeholder-type="text">&lt;mandate.party.addresses[0].country.rec_name if mandate.party.addresses and mandate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1">Country</text:p>
          </table:table-cell>
          <table:covered-table-cell/>
        </table:table-row>
        <table:table-row>
          <table:table-cell table:style-name="Table1.A1" office:value-type="string">
            <text:p text:style-name="P4">Your account number</text:p>
          </table:table-cell>
          <table:table-cell table:style-name="Table1.B1" table:number-columns-spanned="2" office:value-type="string">
            <text:p text:style-name="P2"><text:placeholder text:placeholder-type="text">&lt;mandate.account_number.number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Account number – IBA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Table_20_Contents"><text:placeholder text:placeholder-type="text">&lt;mandate.account_number.account.bank.bic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BIC</text:p>
          </table:table-cell>
          <table:covered-table-cell/>
        </table:table-row>
        <table:table-row>
          <table:table-cell table:style-name="Table1.A1" office:value-type="string">
            <text:p text:style-name="P3">Creditor's name</text:p>
          </table:table-cell>
          <table:table-cell table:style-name="Table1.B1" table:number-columns-spanned="2" office:value-type="string">
            <text:p text:style-name="Table_20_Contents"><text:placeholder text:placeholder-type="text">&lt;mandate.company.rec_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Creditor name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Table_20_Contents"><text:placeholder text:placeholder-type="text">&lt;mandate.company.party.sepa_creditor_identifier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Creditor identifier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2"><text:placeholder text:placeholder-type="text">&lt;mandate.company.party.addresses[0].street if mandate.company.party.addresses else ''&gt;</text:placeholder><text:line-break/><text:placeholder text:placeholder-type="text">&lt;mandate.company.party.addresses[0].streetbis if mandate.company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Street name and number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5" office:value-type="string">
            <text:p text:style-name="P2"><text:placeholder text:placeholder-type="text">&lt;mandate.company.party.addresses[0].zip if mandate.company.party.addresses else ''&gt;</text:placeholder></text:p>
          </table:table-cell>
          <table:table-cell table:style-name="Table1.B1" office:value-type="string">
            <text:p text:style-name="P2"><text:placeholder text:placeholder-type="text">&lt;mandate.company.party.addresses[0].city if mandate.company.party.addresses else ''&gt;</text:placeholder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Postal code</text:p>
          </table:table-cell>
          <table:table-cell table:style-name="Table1.A1" office:value-type="string">
            <text:p text:style-name="P12">City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2"><text:placeholder text:placeholder-type="text">&lt;mandate.company.party.addresses[0].country.rec_name if mandate.company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2">Country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5">Type of payment</text:p>
          </table:table-cell>
          <table:table-cell table:style-name="Table1.B23" office:value-type="string">
            <text:p text:style-name="P19"><text:placeholder text:placeholder-type="text">&lt;choose test=""&gt;</text:placeholder></text:p>
            <text:p text:style-name="P20"><text:placeholder text:placeholder-type="text">&lt;when test="mandate.type == 'recurrent'"&gt;</text:placeholder><text:soft-page-break/></text:p>
            <text:p text:style-name="P23"><draw:control text:anchor-type="as-char" draw:z-index="0" draw:style-name="gr1" draw:text-style-name="P28" svg:width="4.01mm" svg:height="4.01mm" draw:control="control1"><svg:title> </svg:title></draw:control><text:span text:style-name="T3">Recurrent payment</text:span></text:p>
            <text:p text:style-name="P25"><text:placeholder text:placeholder-type="text">&lt;/when&gt;</text:placeholder></text:p>
            <text:p text:style-name="P26"><text:placeholder text:placeholder-type="text">&lt;otherwise test=""&gt;</text:placeholder></text:p>
            <text:p text:style-name="P20"><text:span text:style-name="T2"><draw:control text:anchor-type="as-char" draw:z-index="1" draw:style-name="gr2" draw:text-style-name="P28" svg:width="4.01mm" svg:height="4.01mm" draw:control="control2"><svg:title> </svg:title></draw:control></text:span><text:span text:style-name="T2">Recurrent payment</text:span></text:p>
            <text:p text:style-name="P26"><text:placeholder text:placeholder-type="text">&lt;/otherwise&gt;</text:placeholder></text:p>
            <text:p text:style-name="P18"><text:placeholder text:placeholder-type="text">&lt;/choose&gt;</text:placeholder></text:p>
          </table:table-cell>
          <table:table-cell table:style-name="Table1.B1" office:value-type="string">
            <text:p text:style-name="P17"><text:placeholder text:placeholder-type="text">&lt;choose test=""&gt;</text:placeholder></text:p>
            <text:p text:style-name="P27"><text:placeholder text:placeholder-type="text">&lt;when test="mandate.type == 'one-off'"&gt;</text:placeholder><text:soft-page-break/></text:p>
            <text:p text:style-name="P21"><text:span text:style-name="T2"><draw:control text:anchor-type="as-char" draw:z-index="2" draw:style-name="gr2" draw:text-style-name="P28" svg:width="4.01mm" svg:height="4.01mm" draw:control="control3"><svg:title> </svg:title></draw:control></text:span><text:span text:style-name="T2">One-off payment</text:span></text:p>
            <text:p text:style-name="P27"><text:placeholder text:placeholder-type="text">&lt;/when&gt;</text:placeholder></text:p>
            <text:p text:style-name="P27"><text:placeholder text:placeholder-type="text">&lt;otherwise test="mandate.type == 'recurrent'"&gt;</text:placeholder></text:p>
            <text:p text:style-name="P21"><text:span text:style-name="T2"><draw:control text:anchor-type="as-char" draw:z-index="3" draw:style-name="gr1" draw:text-style-name="P28" svg:width="4.01mm" svg:height="4.01mm" draw:control="control4"><svg:title> </svg:title></draw:control></text:span><text:span text:style-name="T2">One-off payment</text:span></text:p>
            <text:p text:style-name="P27"><text:placeholder text:placeholder-type="text">&lt;/otherwise&gt;</text:placeholder></text:p>
            <text:p text:style-name="P22"><text:placeholder text:placeholder-type="text">&lt;/choose&gt;</text:placeholder></text:p>
          </table:table-cell>
        </table:table-row>
        <table:table-row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</table:table-row>
        <table:table-row>
          <table:table-cell table:style-name="Table1.A1" office:value-type="string">
            <text:p text:style-name="P6">Signed at</text:p>
          </table:table-cell>
          <table:table-cell table:style-name="Table1.B25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>Location</text:p>
          </table:table-cell>
          <table:table-cell table:style-name="Table1.A1" office:value-type="string">
            <text:p text:style-name="P13">Date</text:p>
          </table:table-cell>
        </table:table-row>
        <table:table-row>
          <table:table-cell table:style-name="Table1.A1" office:value-type="string">
            <text:p text:style-name="P6">Signature</text:p>
          </table:table-cell>
          <table:table-cell table:style-name="Table1.B1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style:font-name="Liberation Sans" fo:font-family="'Liberation Sans'" style:font-style-name="Regular" style:font-family-generic="swiss" style:font-pitch="variable" fo:font-size="7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2:22:31.532910267</meta:creation-date>
    <meta:editing-duration>PT2M27S</meta:editing-duration>
    <meta:editing-cycles>2</meta:editing-cycles>
    <meta:generator>LibreOffice/4.1.4.2$OpenBSD_X86_64 LibreOffice_project/410m0$Build-2</meta:generator>
    <dc:date>2014-09-18T12:22:41.828720665</dc:date>
    <meta:document-statistic meta:table-count="2" meta:image-count="0" meta:object-count="0" meta:page-count="3" meta:paragraph-count="57" meta:word-count="237" meta:character-count="2359" meta:non-whitespace-character-count="2178"/>
  </office:meta>
</office:document-meta>
</file>